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0000002122F550624BFFB253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6699cc" draw:marker-start-width="0.275cm" draw:marker-end-width="0.275cm" draw:fill="solid" draw:fill-color="#eeeeee" draw:textarea-horizontal-align="justify" draw:textarea-vertical-align="middle" draw:auto-grow-height="false" fo:min-height="1.15cm" fo:min-width="2.538cm" fo:padding-top="0.025cm" fo:padding-bottom="0.025cm" fo:padding-left="0.025cm" fo:padding-right="0.025cm"/>
    </style:style>
    <style:style style:name="gr2" style:family="graphic" style:parent-style-name="standard">
      <style:graphic-properties svg:stroke-width="0.05cm" svg:stroke-color="#6699cc" draw:marker-start-width="0.275cm" draw:marker-end-width="0.275cm" draw:fill="solid" draw:fill-color="#eeeeee" draw:textarea-horizontal-align="justify" draw:textarea-vertical-align="middle" draw:auto-grow-height="false" fo:min-height="2.05cm" fo:min-width="1.85cm" fo:padding-top="0.025cm" fo:padding-bottom="0.025cm" fo:padding-left="0.025cm" fo:padding-right="0.025cm"/>
    </style:style>
    <style:style style:name="gr3" style:family="graphic" style:parent-style-name="standard">
      <style:graphic-properties svg:stroke-width="0.05cm" svg:stroke-color="#6699cc" draw:marker-start-width="0.355cm" draw:marker-end-width="0.355cm" draw:fill="solid" draw:fill-color="#eeeeee" draw:textarea-horizontal-align="justify" draw:textarea-vertical-align="middle" draw:auto-grow-height="false" fo:min-height="2.85cm" fo:min-width="3.45cm" fo:padding-top="0.025cm" fo:padding-bottom="0.025cm" fo:padding-left="0.025cm" fo:padding-right="0.025cm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3465a4" draw:fill="solid" draw:fill-color="#eeeeee" draw:textarea-horizontal-align="justify" draw:textarea-vertical-align="middle" draw:auto-grow-height="false" fo:min-height="0.5cm" fo:min-width="0.8cm"/>
    </style:style>
    <style:style style:name="gr6" style:family="graphic" style:parent-style-name="objectwithoutfill">
      <style:graphic-properties svg:stroke-width="0.05cm" svg:stroke-color="#6699cc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3465a4" draw:fill="solid" draw:fill-color="#eeeeee" draw:textarea-horizontal-align="justify" draw:textarea-vertical-align="middle" draw:auto-grow-height="false" fo:min-height="0.5cm" fo:min-width="1.712cm"/>
    </style:style>
    <style:style style:name="gr8" style:family="graphic" style:parent-style-name="standard">
      <style:graphic-properties svg:stroke-color="#3465a4" draw:fill="solid" draw:fill-color="#eeeeee" draw:textarea-horizontal-align="justify" draw:textarea-vertical-align="middle" draw:auto-grow-height="false" fo:min-height="0.5cm" fo:min-width="1.788cm"/>
    </style:style>
    <style:style style:name="gr9" style:family="graphic" style:parent-style-name="objectwithoutfill">
      <style:graphic-properties svg:stroke-width="0.05cm" svg:stroke-color="#6699cc" draw:marker-start="Arrow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6699cc" draw:marker-start="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05cm"/>
    </style:style>
    <style:style style:name="gr12" style:family="graphic" style:parent-style-name="standard">
      <style:graphic-properties svg:stroke-width="0.1cm" svg:stroke-color="#6699cc" draw:marker-start-width="0.35cm" draw:marker-end-width="0.35cm" draw:fill="none" draw:fill-color="#006699" draw:textarea-horizontal-align="justify" draw:textarea-vertical-align="middle" draw:auto-grow-height="false" fo:min-height="1.81cm" fo:min-width="0.608cm" fo:padding-top="0.05cm" fo:padding-bottom="0.05cm" fo:padding-left="0.05cm" fo:padding-right="0.05cm"/>
    </style:style>
    <style:style style:name="gr13" style:family="graphic" style:parent-style-name="standard">
      <style:graphic-properties svg:stroke-width="0.01cm" draw:marker-start-width="0.315cm" draw:marker-end-width="0.315cm" draw:fill="solid" draw:fill-color="#333333" draw:opacity="69%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14" style:family="graphic" style:parent-style-name="standard">
      <style:graphic-properties svg:stroke-width="0.02cm" draw:marker-start-width="0.33cm" draw:marker-end-width="0.33cm" draw:fill="none" draw:fill-color="#729fcf" draw:opacity="69%" draw:textarea-horizontal-align="justify" draw:textarea-vertical-align="middle" draw:auto-grow-height="false" fo:min-height="0.046cm" fo:min-width="0.18cm" fo:padding-top="0.135cm" fo:padding-bottom="0.135cm" fo:padding-left="0.26cm" fo:padding-right="0.26cm"/>
    </style:style>
    <style:style style:name="gr15" style:family="graphic" style:parent-style-name="standard">
      <style:graphic-properties svg:stroke-width="0.02cm" draw:marker-start-width="0.33cm" draw:marker-end-width="0.33cm" draw:fill="none" draw:textarea-horizontal-align="justify" draw:textarea-vertical-align="middle" draw:auto-grow-height="false" fo:min-height="0.046cm" fo:min-width="0.18cm" fo:padding-top="0.135cm" fo:padding-bottom="0.135cm" fo:padding-left="0.26cm" fo:padding-right="0.26cm"/>
    </style:style>
    <style:style style:name="gr16" style:family="graphic" style:parent-style-name="standard">
      <style:graphic-properties svg:stroke-width="0.01cm" draw:marker-start-width="0.315cm" draw:marker-end-width="0.315cm" draw:fill="solid" draw:fill-color="#666666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9" style:family="graphic" style:parent-style-name="standard">
      <style:graphic-properties svg:stroke-width="0.02cm" svg:stroke-color="#000000" draw:marker-start-width="0.33cm" draw:marker-end-width="0.33cm" draw:fill="solid" draw:fill-color="#729fcf" draw:opacity="70%" draw:textarea-horizontal-align="justify" draw:textarea-vertical-align="middle" draw:auto-grow-height="false" fo:min-height="0cm" fo:min-width="0.18cm" fo:padding-top="0.135cm" fo:padding-bottom="0.135cm" fo:padding-left="0.26cm" fo:padding-right="0.2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28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987cm"/>
    </style:style>
    <style:style style:name="gr22" style:family="graphic" style:parent-style-name="objectwithoutfill">
      <style:graphic-properties draw:stroke="dash" draw:stroke-dash="Fine_20_Dashed" svg:stroke-width="0.05cm" svg:stroke-color="#6699cc" draw:marker-start-width="0.355cm" draw:marker-end-width="0.355cm" draw:fill="none" draw:fill-color="#006699" draw:textarea-vertical-align="middle" fo:padding-top="0.025cm" fo:padding-bottom="0.025cm" fo:padding-left="0.025cm" fo:padding-right="0.0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3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7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8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/>
    </style:style>
    <style:style style:name="gr28" style:family="graphic" style:parent-style-name="standard">
      <style:graphic-properties svg:stroke-width="0.02cm" draw:marker-start-width="0.33cm" draw:marker-end-width="0.33cm" draw:fill="none" draw:textarea-horizontal-align="justify" draw:textarea-vertical-align="middle" draw:auto-grow-height="false" fo:min-height="0.063cm" fo:min-width="1.063cm" fo:padding-top="0.135cm" fo:padding-bottom="0.135cm" fo:padding-left="0.26cm" fo:padding-right="0.26cm"/>
    </style:style>
    <style:style style:name="gr29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184cm" fo:min-width="0.183cm"/>
    </style:style>
    <style:style style:name="gr30" style:family="graphic" style:parent-style-name="standard">
      <style:graphic-properties svg:stroke-color="#3465a4" draw:fill="solid" draw:fill-color="#eeeeee" draw:textarea-horizontal-align="justify" draw:textarea-vertical-align="middle" draw:auto-grow-height="false" fo:min-height="1.2cm" fo:min-width="1.312cm"/>
    </style:style>
    <style:style style:name="gr31" style:family="graphic" style:parent-style-name="standard">
      <style:graphic-properties svg:stroke-color="#3465a4" draw:fill="solid" draw:fill-color="#eeeeee" draw:textarea-horizontal-align="justify" draw:textarea-vertical-align="middle" draw:auto-grow-height="false" fo:min-height="1.11cm" fo:min-width="1.312cm"/>
    </style:style>
    <style:style style:name="gr32" style:family="graphic" style:parent-style-name="objectwithoutfill">
      <style:graphic-properties svg:stroke-width="0.05cm" svg:stroke-color="#6699cc" draw:marker-start-width="0.275cm" draw:marker-end-width="0.275cm" draw:fill="none" draw:fill-color="#006699" draw:textarea-vertical-align="middle" fo:padding-top="0.025cm" fo:padding-bottom="0.025cm" fo:padding-left="0.025cm" fo:padding-right="0.025cm"/>
    </style:style>
    <style:style style:name="gr33" style:family="graphic" style:parent-style-name="standard">
      <style:graphic-properties svg:stroke-color="#6699cc" draw:fill-color="#00ccff" draw:opacity="49%" draw:textarea-horizontal-align="justify" draw:textarea-vertical-align="middle" draw:auto-grow-height="false" fo:min-height="0.2cm" fo:min-width="0.4cm"/>
    </style:style>
    <style:style style:name="gr34" style:family="graphic" style:parent-style-name="standard">
      <style:graphic-properties svg:stroke-color="#6699cc" draw:fill-color="#66ff66" draw:opacity="49%" draw:textarea-horizontal-align="justify" draw:textarea-vertical-align="middle" draw:auto-grow-height="false" fo:min-height="0.2cm" fo:min-width="0.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5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1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8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05cm"/>
    </style:style>
    <style:style style:name="gr39" style:family="graphic" style:parent-style-name="objectwithoutfill">
      <style:graphic-properties svg:stroke-width="0.05cm" svg:stroke-color="#6699cc" draw:marker-start-width="0.275cm" draw:marker-end="" draw:marker-end-width="0.375cm" draw:fill="none" draw:fill-color="#006699" draw:textarea-vertical-align="middle" fo:padding-top="0.025cm" fo:padding-bottom="0.025cm" fo:padding-left="0.025cm" fo:padding-right="0.025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eeeeee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 fo:text-shadow="1pt 1pt" style:font-size-asian="10pt" style:font-size-complex="10pt"/>
    </style:style>
    <style:style style:name="P6" style:family="paragraph">
      <loext:graphic-properties draw:fill="none" draw:fill-color="#006699"/>
      <style:paragraph-properties fo:text-align="center"/>
    </style:style>
    <style:style style:name="P7" style:family="paragraph">
      <loext:graphic-properties draw:fill="solid" draw:fill-color="#333333" draw:opacity="69%"/>
      <style:paragraph-properties fo:text-align="center"/>
    </style:style>
    <style:style style:name="P8" style:family="paragraph">
      <loext:graphic-properties draw:fill="none" draw:fill-color="#729fcf" draw:opacity="69%"/>
      <style:paragraph-properties fo:text-align="center"/>
    </style:style>
    <style:style style:name="P9" style:family="paragraph">
      <loext:graphic-properties draw:fill="solid" draw:fill-color="#666666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729fcf" draw:opacity="70%"/>
      <style:paragraph-properties fo:text-align="center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10pt" style:font-size-asian="9pt" style:font-size-complex="9pt"/>
    </style:style>
    <style:style style:name="P14" style:family="paragraph">
      <loext:graphic-properties draw:fill-color="#00ccff" draw:opacity="49%"/>
      <style:paragraph-properties fo:text-align="center"/>
    </style:style>
    <style:style style:name="P15" style:family="paragraph">
      <loext:graphic-properties draw:fill-color="#66ff66" draw:opacity="49%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text-shadow="1pt 1pt" style:font-size-asian="10pt" style:font-size-complex="10pt"/>
    </style:style>
    <style:style style:name="T3" style:family="text">
      <style:text-properties fo:font-size="10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egend" svg:width="2.588cm" svg:height="1.2cm" svg:x="13.512cm" svg:y="9.4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egend" svg:width="1.9cm" svg:height="2.1cm" svg:x="13.512cm" svg:y="7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egend" svg:width="3.5cm" svg:height="2.9cm" svg:x="13.5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9.762cm" svg:height="8.084cm" svg:x="3.738cm" svg:y="3.716cm">
          <draw:image xlink:href="Pictures/1000020100000280000002122F550624BFFB253E.png" xlink:type="simple" xlink:show="embed" xlink:actuate="onLoad" loext:mime-type="image/png">
            <text:p/>
          </draw:image>
        </draw:frame>
        <draw:custom-shape draw:style-name="gr5" draw:text-style-name="P4" draw:layer="Legend" svg:width="0.8cm" svg:height="0.5cm" svg:x="5.512cm" svg:y="3.228cm">
          <text:p text:style-name="P3"><text:span text:style-name="T1">Rx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egend" svg:width="0.8cm" svg:height="0.5cm" svg:x="6.912cm" svg:y="3.228cm">
          <text:p text:style-name="P3"><text:span text:style-name="T1">TxD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egend" svg:x1="6.312cm" svg:y1="3.512cm" svg:x2="6.412cm" svg:y2="4.012cm">
          <text:p/>
        </draw:line>
        <draw:line draw:style-name="gr6" draw:text-style-name="P2" draw:layer="Legend" svg:x1="6.912cm" svg:y1="3.512cm" svg:x2="6.712cm" svg:y2="4.012cm">
          <text:p/>
        </draw:line>
        <draw:custom-shape draw:style-name="gr7" draw:text-style-name="P4" draw:layer="Legend" svg:width="1.712cm" svg:height="0.5cm" svg:x="8.9cm" svg:y="3.216cm">
          <text:p text:style-name="P3"><text:span text:style-name="T1">BCM20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egend" svg:width="1.788cm" svg:height="0.5cm" svg:x="11.3cm" svg:y="3.218cm">
          <text:p text:style-name="P3"><text:span text:style-name="T1">BCM21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egend" svg:x1="10.6cm" svg:y1="3.5cm" svg:x2="12.112cm" svg:y2="4.012cm">
          <text:p/>
        </draw:line>
        <draw:line draw:style-name="gr10" draw:text-style-name="P2" draw:layer="Legend" svg:x1="12.6cm" svg:y1="3.6cm" svg:x2="12.4cm" svg:y2="4.1cm">
          <text:p/>
        </draw:line>
        <draw:frame draw:style-name="gr11" draw:text-style-name="P5" draw:layer="Legend" svg:width="1.505cm" svg:height="0.395cm" svg:x="13.512cm" svg:y="6.715cm">
          <draw:text-box>
            <text:p><text:span text:style-name="T2">J6 Debug</text:span></text:p>
          </draw:text-box>
        </draw:frame>
        <draw:custom-shape draw:style-name="gr12" draw:text-style-name="P6" xml:id="id1" draw:id="id1" draw:layer="Legend" svg:width="1cm" svg:height="2.7cm" svg:x="11.712cm" svg:y="6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" draw:text-style-name="P7" draw:layer="Legend" svg:width="0.19cm" svg:height="0.19cm" draw:transform="rotate (-1.5707963267949) translate (14.765cm 5.5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7" draw:layer="Legend" svg:width="0.19cm" svg:height="0.19cm" draw:transform="rotate (-1.5707963267949) translate (14.765cm 5.8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egend" svg:width="0.7cm" svg:height="0.316cm" draw:transform="rotate (-1.5707963267949) translate (14.825cm 5.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5" draw:text-style-name="P2" draw:layer="Legend" svg:width="0.7cm" svg:height="0.316cm" draw:transform="rotate (-1.5707963267949) translate (14.825cm 4.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9" draw:layer="Legend" svg:width="0.19cm" svg:height="0.19cm" draw:transform="rotate (-1.5707963267949) translate (14.765cm 4.9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9" draw:layer="Legend" svg:width="0.19cm" svg:height="0.19cm" draw:transform="rotate (-1.5707963267949) translate (14.465cm 4.6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9" draw:layer="Legend" svg:width="0.19cm" svg:height="0.19cm" draw:transform="rotate (-1.5707963267949) translate (14.465cm 4.9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2" draw:layer="Legend" svg:width="0.7cm" svg:height="0.316cm" draw:transform="rotate (-1.5707963267949) translate (14.525cm 4.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9" draw:layer="Legend" svg:width="0.19cm" svg:height="0.19cm" draw:transform="rotate (-1.5707963267949) translate (14.764cm 4.68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7" draw:text-style-name="P10" draw:layer="Legend" svg:width="0.375cm" svg:height="0.395cm" svg:x="13.7cm" svg:y="4.705cm">
            <draw:text-box>
              <text:p><text:span text:style-name="T1">J5</text:span></text:p>
            </draw:text-box>
          </draw:frame>
          <draw:frame draw:style-name="gr18" draw:text-style-name="P10" draw:layer="Legend" svg:width="0.391cm" svg:height="0.395cm" svg:x="14cm" svg:y="5.6cm">
            <draw:text-box>
              <text:p><text:span text:style-name="T1">J4</text:span></text:p>
            </draw:text-box>
          </draw:frame>
          <draw:custom-shape draw:style-name="gr19" draw:text-style-name="P11" draw:layer="Legend" svg:width="0.7cm" svg:height="0.216cm" draw:transform="rotate (-1.5707963267949) translate (14.778cm 5.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3" draw:text-style-name="P7" draw:layer="Legend" svg:width="0.19cm" svg:height="0.19cm" draw:transform="rotate (-1.5707963267949) translate (16.34cm 5.5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egend" svg:width="0.19cm" svg:height="0.19cm" draw:transform="rotate (-1.5707963267949) translate (16.34cm 5.8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egend" svg:width="0.7cm" svg:height="0.316cm" draw:transform="rotate (-1.5707963267949) translate (16.4cm 5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5" draw:text-style-name="P2" draw:layer="Legend" svg:width="0.7cm" svg:height="0.316cm" draw:transform="rotate (-1.5707963267949) translate (16.4cm 4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9" draw:layer="Legend" svg:width="0.19cm" svg:height="0.19cm" draw:transform="rotate (-1.5707963267949) translate (16.34cm 4.9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Legend" svg:width="0.19cm" svg:height="0.19cm" draw:transform="rotate (-1.5707963267949) translate (16.04cm 4.6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Legend" svg:width="0.19cm" svg:height="0.19cm" draw:transform="rotate (-1.5707963267949) translate (16.04cm 4.9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egend" svg:width="0.7cm" svg:height="0.316cm" draw:transform="rotate (-1.5707963267949) translate (16.1cm 4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9" draw:layer="Legend" svg:width="0.19cm" svg:height="0.19cm" draw:transform="rotate (-1.5707963267949) translate (16.339cm 4.6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9" draw:text-style-name="P11" draw:layer="Legend" svg:width="0.7cm" svg:height="0.216cm" draw:transform="rotate (-1.5707963267949) translate (16.046cm 4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egend" svg:width="0.7cm" svg:height="0.216cm" draw:transform="rotate (-1.5707963267949) translate (16.361cm 4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2" draw:layer="Legend" svg:width="1.166cm" svg:height="0.395cm" svg:x="15.534cm" svg:y="3.9cm">
          <draw:text-box>
            <text:p><text:span text:style-name="T1">Parallel</text:span></text:p>
          </draw:text-box>
        </draw:frame>
        <draw:frame draw:style-name="gr21" draw:text-style-name="P12" draw:layer="Legend" svg:width="0.895cm" svg:height="0.395cm" svg:x="14cm" svg:y="3.905cm">
          <draw:text-box>
            <text:p><text:span text:style-name="T1">Serial</text:span></text:p>
          </draw:text-box>
        </draw:frame>
        <draw:line draw:style-name="gr22" draw:text-style-name="P6" draw:layer="Legend" svg:x1="15.3cm" svg:y1="3.7cm" svg:x2="15.3cm" svg:y2="6.6cm">
          <text:p/>
        </draw:line>
        <draw:frame draw:style-name="gr23" draw:text-style-name="P5" draw:layer="Legend" svg:width="3.41cm" svg:height="0.395cm" svg:x="13.59cm" svg:y="3.2cm">
          <draw:text-box>
            <text:p><text:span text:style-name="T2">Communication Mode</text:span></text:p>
          </draw:text-box>
        </draw:frame>
        <draw:frame draw:style-name="gr24" draw:text-style-name="P10" draw:layer="Legend" svg:width="1.539cm" svg:height="0.395cm" svg:x="13.713cm" svg:y="7.216cm">
          <draw:text-box>
            <text:p><text:span text:style-name="T1">1 SWCLK</text:span></text:p>
          </draw:text-box>
        </draw:frame>
        <draw:frame draw:style-name="gr25" draw:text-style-name="P10" draw:layer="Legend" svg:width="1.077cm" svg:height="0.395cm" svg:x="13.713cm" svg:y="7.617cm">
          <draw:text-box>
            <text:p><text:span text:style-name="T1">2 GND</text:span></text:p>
          </draw:text-box>
        </draw:frame>
        <draw:frame draw:style-name="gr26" draw:text-style-name="P10" draw:layer="Legend" svg:width="1.484cm" svg:height="0.395cm" svg:x="13.713cm" svg:y="8.017cm">
          <draw:text-box>
            <text:p><text:span text:style-name="T1">3 SWDIO</text:span></text:p>
          </draw:text-box>
        </draw:frame>
        <draw:frame draw:style-name="gr25" draw:text-style-name="P10" draw:layer="Legend" svg:width="1.077cm" svg:height="0.395cm" svg:x="13.713cm" svg:y="8.817cm">
          <draw:text-box>
            <text:p><text:span text:style-name="T1">5 GND</text:span></text:p>
          </draw:text-box>
        </draw:frame>
        <draw:frame draw:style-name="gr27" draw:text-style-name="P10" draw:layer="Legend" svg:width="1.251cm" svg:height="0.395cm" svg:x="13.713cm" svg:y="8.417cm">
          <draw:text-box>
            <text:p><text:span text:style-name="T1">4 NRST</text:span></text:p>
          </draw:text-box>
        </draw:frame>
        <draw:g>
          <draw:custom-shape draw:style-name="gr28" draw:text-style-name="P2" draw:layer="Reserve" svg:width="1.583cm" svg:height="0.333cm" draw:transform="rotate (-1.5707963267949) translate (13.933cm 13.017cm)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9" draw:layer="Reserve" svg:width="0.19cm" svg:height="0.19cm" draw:transform="rotate (-1.5707963267949) translate (13.873cm 13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Reserve" svg:width="0.19cm" svg:height="0.19cm" draw:transform="rotate (-1.5707963267949) translate (13.873cm 13.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Reserve" svg:width="0.19cm" svg:height="0.19cm" draw:transform="rotate (-1.5707963267949) translate (13.873cm 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Reserve" svg:width="0.19cm" svg:height="0.19cm" draw:transform="rotate (-1.5707963267949) translate (13.873cm 14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9" draw:layer="Reserve" svg:width="0.183cm" svg:height="0.184cm" draw:transform="rotate (-1.5707963267949) translate (13.866cm 13.1cm)">
            <text:p/>
            <draw:enhanced-geometry svg:viewBox="0 0 21600 21600" draw:type="rectangle" draw:enhanced-path="M 0 0 L 21600 0 21600 21600 0 21600 0 0 Z N"/>
          </draw:custom-shape>
        </draw:g>
        <draw:frame draw:style-name="gr17" draw:text-style-name="P13" draw:layer="Reserve" svg:width="0.375cm" svg:height="0.395cm" svg:x="14.053cm" svg:y="13cm">
          <draw:text-box>
            <text:p><text:span text:style-name="T3">1</text:span></text:p>
          </draw:text-box>
        </draw:frame>
        <draw:frame draw:style-name="gr17" draw:text-style-name="P10" draw:layer="Reserve" svg:width="0.375cm" svg:height="0.395cm" svg:x="14.009cm" svg:y="14.208cm">
          <draw:text-box>
            <text:p><text:span text:style-name="T1">5</text:span></text:p>
          </draw:text-box>
        </draw:frame>
        <draw:custom-shape draw:style-name="gr30" draw:text-style-name="P4" draw:layer="Legend" svg:width="1.312cm" svg:height="1.2cm" svg:x="2.488cm" svg:y="7.1cm">
          <text:p text:style-name="P3"><text:span text:style-name="T1">-</text:span></text:p>
          <text:p text:style-name="P3"><text:span text:style-name="T1">Battery</text:span></text:p>
          <text:p text:style-name="P3"><text:span text:style-name="T1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" draw:layer="Legend" svg:width="1.312cm" svg:height="1.11cm" draw:transform="skewX (0.0413643032722656) translate (2.434cm 9.5cm)">
          <text:p text:style-name="P3"><text:span text:style-name="T1">Main</text:span></text:p>
          <text:p text:style-name="P3"><text:span text:style-name="T1">Supp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6" draw:layer="Legend" svg:x1="3.838cm" svg:y1="7.7cm" svg:x2="4.6cm" svg:y2="7.7cm">
          <text:p/>
        </draw:line>
        <draw:line draw:style-name="gr32" draw:text-style-name="P6" draw:layer="Legend" svg:x1="3.738cm" svg:y1="10.1cm" svg:x2="3.9cm" svg:y2="10.1cm">
          <text:p/>
        </draw:line>
        <draw:custom-shape draw:style-name="gr33" draw:text-style-name="P14" draw:layer="Legend" svg:width="0.4cm" svg:height="0.2cm" draw:transform="skewX (0.0300196631343025) translate (12.7cm 9.9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egend" svg:width="0.4cm" svg:height="0.2cm" draw:transform="skewX (0.0300196631343025) translate (12.7cm 9.5cm)">
          <text:p/>
          <draw:enhanced-geometry svg:viewBox="0 0 21600 21600" draw:type="rectangle" draw:enhanced-path="M 0 0 L 21600 0 21600 21600 0 21600 0 0 Z N"/>
        </draw:custom-shape>
        <draw:frame draw:style-name="gr35" draw:text-style-name="P10" draw:layer="Legend" svg:width="1.852cm" svg:height="0.395cm" svg:x="13.619cm" svg:y="10.217cm">
          <draw:text-box>
            <text:p><text:span text:style-name="T1">Main Power</text:span></text:p>
          </draw:text-box>
        </draw:frame>
        <draw:frame draw:style-name="gr36" draw:text-style-name="P10" draw:layer="Legend" svg:width="1.712cm" svg:height="0.395cm" svg:x="13.629cm" svg:y="9.419cm">
          <draw:text-box>
            <text:p><text:span text:style-name="T1">Pi Running</text:span></text:p>
          </draw:text-box>
        </draw:frame>
        <draw:frame draw:style-name="gr37" draw:text-style-name="P10" draw:layer="Legend" svg:width="2.385cm" svg:height="0.395cm" svg:x="13.629cm" svg:y="9.819cm">
          <draw:text-box>
            <text:p><text:span text:style-name="T1">Battery present</text:span></text:p>
          </draw:text-box>
        </draw:frame>
        <draw:frame draw:style-name="gr38" draw:text-style-name="P5" draw:layer="Legend" svg:width="2.305cm" svg:height="0.395cm" svg:x="13.518cm" svg:y="10.721cm">
          <draw:text-box>
            <text:p><text:span text:style-name="T2">LED Indicators</text:span></text:p>
          </draw:text-box>
        </draw:frame>
        <draw:connector draw:style-name="gr39" draw:text-style-name="P6" draw:layer="Legend" draw:type="line" svg:x1="13.5cm" svg:y1="5.15cm" svg:x2="12.212cm" svg:y2="6.912cm" draw:end-shape="id1" draw:end-glue-point="4" svg:d="M13500 5150l-1288 1762" svg:viewBox="0 0 1289 17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Reserve"/>
      <draw:layer draw:name="Legend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laus Mezger</meta:initial-creator>
    <meta:creation-date>2021-03-17T10:32:03.409000000</meta:creation-date>
    <dc:date>2021-03-20T11:12:58.029000000</dc:date>
    <dc:creator>Klaus Mezger</dc:creator>
    <meta:editing-duration>PT1H18M27S</meta:editing-duration>
    <meta:editing-cycles>17</meta:editing-cycles>
    <meta:generator>LibreOffice/6.1.6.3$Windows_X86_64 LibreOffice_project/5896ab1714085361c45cf540f76f60673dd96a72</meta:generator>
    <meta:printed-by>Klaus Mezger</meta:printed-by>
    <meta:print-date>2021-03-20T10:26:48.930000000</meta:print-date>
    <meta:document-statistic meta:object-count="69"/>
  </office:meta>
</office:document-meta>
</file>